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'Calibri Light'" style:font-family-asian="'Calibri Light'" style:font-family-complex="'Calibri Light'" fo:background-color="transparent" fo:color="#2e74b5"/>
    </style:style>
    <style:style style:name="T2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9.00pt" fo:font-weight="normal" fo:font-family="Calibri" style:font-family-asian="Calibri" style:font-family-complex="Calibri" fo:background-color="transparent" fo:color="#44546a" fo:font-style="italic"/>
    </style:style>
    <style:style style:name="T34" style:family="text">
      <style:text-properties fo:font-size="9.00pt" fo:font-weight="normal" fo:font-family="Calibri" style:font-family-asian="Calibri" style:font-family-complex="Calibri" fo:background-color="transparent" fo:color="#44546a" fo:font-style="italic"/>
    </style:style>
    <style:style style:name="T35" style:family="text">
      <style:text-properties fo:font-size="9.00pt" fo:font-weight="normal" fo:font-family="Calibri" style:font-family-asian="Calibri" style:font-family-complex="Calibri" fo:background-color="transparent" fo:color="#44546a" fo:font-style="italic"/>
    </style:style>
    <style:style style:name="T36" style:family="text">
      <style:text-properties fo:font-size="9.00pt" fo:font-weight="normal" fo:font-family="Calibri" style:font-family-asian="Calibri" style:font-family-complex="Calibri" fo:background-color="transparent" fo:color="#44546a" fo:font-style="italic"/>
    </style:style>
    <style:style style:name="T37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8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left="18.00pt" fo:text-indent="-18.00pt" fo:margin-top="12.00pt"/>
    </style:style>
    <style:style style:name="P2" style:family="paragraph">
      <style:paragraph-properties fo:line-height="110.00%" fo:text-align="left" fo:margin-left="18.00pt" fo:text-indent="-18.00pt" fo:margin-top="2.00pt"/>
    </style:style>
    <style:style style:name="P3" style:family="paragraph">
      <style:paragraph-properties fo:line-height="100.00%" fo:text-align="left" fo:margin-left="0.00pt" fo:text-indent="-5.40pt">
        <style:tab-stops>
          <style:tab-stop style:position="233.60pt"/>
          <style:tab-stop style:position="32896.5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0.00pt" fo:text-indent="-5.40pt">
        <style:tab-stops>
          <style:tab-stop style:position="233.60pt"/>
          <style:tab-stop style:position="32896.50pt"/>
        </style:tab-stops>
      </style:paragraph-properties>
    </style:style>
    <style:style style:name="P6" style:family="paragraph">
      <style:paragraph-properties fo:line-height="100.00%" fo:text-align="left" fo:margin-left="0.00pt" fo:text-indent="-5.40pt">
        <style:tab-stops>
          <style:tab-stop style:position="233.60pt"/>
          <style:tab-stop style:position="32896.5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0.00pt" fo:text-indent="-5.40pt">
        <style:tab-stops>
          <style:tab-stop style:position="233.60pt"/>
          <style:tab-stop style:position="32896.5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0.00pt" fo:text-indent="-5.40pt">
        <style:tab-stops>
          <style:tab-stop style:position="233.60pt"/>
          <style:tab-stop style:position="32896.50pt"/>
        </style:tab-stops>
      </style:paragraph-properties>
    </style:style>
    <style:style style:name="P11" style:family="paragraph">
      <style:paragraph-properties fo:line-height="110.00%" fo:text-align="left" fo:margin-bottom="8.00pt"/>
    </style:style>
    <style:style style:name="P12" style:family="paragraph">
      <style:paragraph-properties fo:line-height="110.00%" fo:text-align="left" fo:margin-left="18.00pt" fo:text-indent="-18.00pt" fo:margin-top="2.00pt"/>
    </style:style>
    <style:style style:name="P13" style:family="paragraph">
      <style:paragraph-properties fo:line-height="110.00%" fo:text-align="left" fo:margin-bottom="8.00pt"/>
    </style:style>
    <style:style style:name="P14" style:family="paragraph">
      <style:paragraph-properties fo:line-height="110.00%" fo:text-align="left" fo:margin-left="18.00pt" fo:text-indent="-18.00pt" fo:margin-top="2.00pt"/>
    </style:style>
    <style:style style:name="P15" style:family="paragraph">
      <style:paragraph-properties fo:line-height="110.00%" fo:text-align="left" fo:margin-bottom="6.00pt"/>
    </style:style>
    <style:style style:name="P16" style:family="paragraph">
      <style:paragraph-properties fo:line-height="110.00%" fo:text-align="left" fo:margin-left="18.00pt" fo:text-indent="-18.00pt" fo:margin-top="2.00pt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10.00%" fo:text-align="left" fo:margin-left="-18.00pt" fo:text-indent="18.00pt" fo:margin-bottom="8.00pt"/>
    </style:style>
    <style:style style:name="P18" style:family="paragraph">
      <style:paragraph-properties fo:line-height="110.00%" fo:text-align="left" fo:margin-left="18.00pt" fo:text-indent="-18.00pt" fo:margin-top="2.00pt"/>
    </style:style>
    <style:style style:name="P19" style:family="paragraph">
      <style:paragraph-properties fo:line-height="110.00%" fo:text-align="left" fo:margin-bottom="8.00pt"/>
    </style: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10.00%" fo:text-align="left" fo:margin-left="18.00pt" fo:text-indent="-18.00pt" fo:margin-top="2.00pt"/>
    </style:style>
    <style:style style:name="P22" style:family="paragraph">
      <style:paragraph-properties fo:line-height="110.00%" fo:text-align="left" fo:margin-bottom="8.00pt"/>
    </style:style>
    <style:style style:name="P23" style:family="paragraph">
      <style:paragraph-properties fo:line-height="110.00%" fo:text-align="left" fo:margin-left="0.00pt" fo:text-indent="35.40pt" fo:margin-bottom="8.00pt"/>
    </style:style>
    <style:style style:name="P24" style:family="paragraph">
      <style:paragraph-properties fo:line-height="110.00%" fo:text-align="left" fo:margin-bottom="8.00pt"/>
    </style:style>
    <style:style style:name="P25" style:family="paragraph">
      <style:paragraph-properties fo:line-height="110.00%" fo:text-align="left" fo:margin-left="0.00pt" fo:text-indent="35.40pt" fo:margin-bottom="8.00pt"/>
    </style:style>
    <style:style style:name="P26" style:family="paragraph">
      <style:paragraph-properties fo:line-height="110.00%" fo:text-align="left" fo:margin-bottom="8.00pt"/>
    </style:style>
    <style:style style:name="P27" style:family="paragraph">
      <style:paragraph-properties fo:line-height="110.00%" fo:text-align="left" fo:margin-left="0.00pt" fo:text-indent="35.40pt" fo:margin-bottom="8.00pt"/>
    </style:style>
    <style:style style:name="P28" style:family="paragraph">
      <style:paragraph-properties fo:line-height="110.00%" fo:text-align="left" fo:margin-left="18.00pt" fo:text-indent="-18.00pt" fo:margin-top="2.00pt"/>
    </style:style>
    <style:style style:name="P29" style:family="paragraph">
      <style:paragraph-properties fo:line-height="110.00%" fo:text-align="left" fo:margin-bottom="8.00pt"/>
    </style:style>
    <style:style style:name="P30" style:family="paragraph">
      <style:paragraph-properties fo:line-height="110.00%" fo:text-align="left" fo:margin-left="18.00pt" fo:text-indent="-18.00pt" fo:margin-top="2.00pt"/>
    </style:style>
    <style:style style:name="P31" style:family="paragraph">
      <style:paragraph-properties fo:line-height="110.00%" fo:text-align="left" fo:margin-bottom="8.00pt"/>
    </style:style>
    <style:style style:name="P32" style:family="paragraph">
      <style:paragraph-properties fo:line-height="110.00%" fo:text-align="left" fo:margin-left="18.00pt" fo:text-indent="-18.00pt" fo:margin-top="2.00pt"/>
    </style:style>
    <style:style style:name="P33" style:family="paragraph">
      <style:paragraph-properties fo:line-height="110.00%" fo:text-align="left" fo:margin-bottom="8.00pt"/>
    </style:style>
    <style:style style:name="P34" style:family="paragraph">
      <style:paragraph-properties fo:line-height="100.00%" fo:text-align="left" fo:margin-left="0.00pt" fo:text-indent="-5.40pt">
        <style:tab-stops>
          <style:tab-stop style:position="120.20pt"/>
          <style:tab-stop style:position="32896.50pt"/>
          <style:tab-stop style:position="448181.65pt" style:type="righ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0.00pt" fo:text-indent="-5.40pt">
        <style:tab-stops>
          <style:tab-stop style:position="120.20pt"/>
          <style:tab-stop style:position="32896.50pt"/>
          <style:tab-stop style:position="448181.65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0.00pt" fo:text-indent="-5.40pt">
        <style:tab-stops>
          <style:tab-stop style:position="120.20pt"/>
          <style:tab-stop style:position="32896.50pt"/>
          <style:tab-stop style:position="448181.65pt" style:type="righ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0.00pt" fo:text-indent="-5.40pt">
        <style:tab-stops>
          <style:tab-stop style:position="120.20pt"/>
          <style:tab-stop style:position="32896.50pt"/>
          <style:tab-stop style:position="448181.65pt" style:type="righ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0.00pt" fo:text-indent="-5.40pt">
        <style:tab-stops>
          <style:tab-stop style:position="120.20pt"/>
          <style:tab-stop style:position="32896.50pt"/>
          <style:tab-stop style:position="448181.65pt" style:type="righ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0.00pt" fo:text-indent="-5.40pt">
        <style:tab-stops>
          <style:tab-stop style:position="120.20pt"/>
          <style:tab-stop style:position="32896.50pt"/>
          <style:tab-stop style:position="448181.65pt" style:type="righ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0.00pt" fo:text-indent="-5.40pt">
        <style:tab-stops>
          <style:tab-stop style:position="120.20pt"/>
          <style:tab-stop style:position="32896.50pt"/>
          <style:tab-stop style:position="448181.65pt" style:type="right"/>
        </style:tab-stops>
      </style:paragraph-properties>
    </style:style>
    <style:style style:name="P47" style:family="paragraph">
      <style:paragraph-properties fo:line-height="110.00%" fo:text-align="left" fo:margin-bottom="8.00pt"/>
    </style:style>
    <style:style style:name="P48" style:family="paragraph">
      <style:paragraph-properties fo:line-height="110.00%" fo:text-align="left" fo:margin-left="18.00pt" fo:text-indent="-18.00pt" fo:margin-top="2.00pt"/>
    </style:style>
    <text:list-style style:name="L4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9" style:family="paragraph">
      <style:paragraph-properties fo:line-height="110.00%" fo:text-align="left" fo:margin-left="-18.00pt" fo:text-indent="18.00pt" fo:margin-bottom="8.00pt"/>
    </style:style>
    <style:style style:name="P50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3.244444in"/>
    </style:style>
    <style:style style:name="TableColumn0101" style:family="table-column">
      <style:table-column-properties style:column-width="3.244444in"/>
    </style:style>
    <style:style style:name="Table01" style:family="table">
      <style:table-properties style:width="6.48888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olumn0200" style:family="table-column">
      <style:table-column-properties style:column-width="1.669444in"/>
    </style:style>
    <style:style style:name="TableColumn0201" style:family="table-column">
      <style:table-column-properties style:column-width="1.523611in"/>
    </style:style>
    <style:style style:name="TableColumn0202" style:family="table-column">
      <style:table-column-properties style:column-width="3.296528in"/>
    </style:style>
    <style:style style:name="Table02" style:family="table">
      <style:table-properties style:width="6.4895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3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4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5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</office:automatic-styles>
  <office:body>
    <office:text>
      <text:p text:style-name="P1"><text:span text:style-name="T1">Приложение для планирования покупок<text:s text:c="2"/></text:span></text:p>
      <text:p text:style-name="P2"><text:span text:style-name="T2">Термины и сокращения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4">Наименование термина<text:s/></text:span><text:span text:style-name="T5"/></text:p>
          </table:table-cell>
          <table:table-cell table:style-name="TableCell010001">
            <text:p text:style-name="P4"><text:span text:style-name="T6">Расшифровка</text:span><text:span text:style-name="T7"/></text:p>
          </table:table-cell>
        </table:table-row>
        <table:table-row table:style-name="TableRow0101">
          <table:table-cell table:style-name="TableCell010100">
            <text:p text:style-name="P7"><text:span text:style-name="T8">Список покупок</text:span><text:span text:style-name="T9"/></text:p>
          </table:table-cell>
          <table:table-cell table:style-name="TableCell010101">
            <text:p text:style-name="P7"><text:span text:style-name="T10">Тематический набор товаров/услуг</text:span><text:span text:style-name="T11"/></text:p>
          </table:table-cell>
        </table:table-row>
        <table:table-row table:style-name="TableRow0102">
          <table:table-cell table:style-name="TableCell010200">
            <text:p text:style-name="P9"><text:span text:style-name="T12">Пункт/элемент</text:span><text:span text:style-name="T13"/></text:p>
          </table:table-cell>
          <table:table-cell table:style-name="TableCell010201">
            <text:p text:style-name="P9"><text:span text:style-name="T14">Элемент набора товаров/услуг</text:span><text:span text:style-name="T15"/></text:p>
          </table:table-cell>
        </table:table-row>
      </table:table>
      <text:p text:style-name="P11"><text:span text:style-name="T15"/></text:p>
      <text:p text:style-name="P12"><text:span text:style-name="T16">Общие сведения</text:span></text:p>
      <text:p text:style-name="P13"><text:span text:style-name="T17">Данный документ описывает требования к разрабатываемой информационной системе<text:s/></text:span><text:span text:style-name="T18">«</text:span><text:span text:style-name="T19">ИС для планирования покупок</text:span><text:span text:style-name="T20">»</text:span></text:p>
      <text:p text:style-name="P14"><text:span text:style-name="T21">Основная цель системы</text:span></text:p>
      <text:p text:style-name="P15"><text:span text:style-name="T22">Предоставить покупателю информацию о требуемых продуктах и товарах.</text:span></text:p>
      <text:p text:style-name="P16"><text:span text:style-name="T23">Общие требования к решению:</text:span></text:p>
      <text:list text:style-name="L17">
        <text:list-item>
          <text:p text:style-name="P17"><text:span text:style-name="T24">Стойкость к высоким нагрузкам </text:span></text:p>
        </text:list-item>
        <text:list-item>
          <text:p text:style-name="P17"><text:span text:style-name="T24">Отказоустойчивость</text:span></text:p>
        </text:list-item>
        <text:list-item>
          <text:p text:style-name="P17"><text:span text:style-name="T24">Логгирование состояний (разные уровни<text:s/></text:span><text:span text:style-name="T25">–</text:span><text:span text:style-name="T26"><text:s/></text:span><text:span text:style-name="T27">как минимум дебаг, ошибки)</text:span></text:p>
        </text:list-item>
        <text:list-item>
          <text:p text:style-name="P17"><text:span text:style-name="T27">Покрытие публичных методов модульными тестами</text:span></text:p>
        </text:list-item>
        <text:list-item>
          <text:p text:style-name="P17"><text:span text:style-name="T28">Javadoc’</text:span><text:span text:style-name="T29">и</text:span></text:p>
        </text:list-item>
        <text:list-item>
          <text:p text:style-name="P17"><text:span text:style-name="T29">Корректное разбиение на версии и релизы</text:span></text:p>
        </text:list-item>
        <text:list-item>
          <text:p text:style-name="P17"><text:span text:style-name="T29">Наличие web-интерфейса (минимум jsp + html)</text:span></text:p>
        </text:list-item>
        <text:list-item>
          <text:p text:style-name="P17"><text:span text:style-name="T29">Наличие RESTful API</text:span></text:p>
        </text:list-item>
      </text:list>
      <text:p text:style-name="P18"><text:span text:style-name="T30">Описание сценариев использования</text:span></text:p>
      <text:p text:style-name="P19"><text:span text:style-name="T31">Сценарии использования формализованы в Use-Case диаграмме (рис 1.)</text:span></text:p>
      <text:p text:style-name="P19"><draw:frame text:anchor-type="as-char" svg:width="149.75mm" svg:height="113.51mm" style:rel-width="scale" style:rel-height="scale"><draw:object-ole xlink:href="OleObj1"/><draw:image xlink:href="ObjectReplacements/OleObj1"/></draw:frame><text:span text:style-name="T32"/></text:p>
      <text:p text:style-name="P20"><text:span text:style-name="T33">Рис.<text:s/></text:span><text:span text:style-name="T34">–</text:span><text:span text:style-name="T35"><text:s/></text:span><text:span text:style-name="T36">описание сценариев использования ИС</text:span></text:p>
      <text:p text:style-name="P21"><text:span text:style-name="T37"><text:s/></text:span><text:span text:style-name="T38">Функциональные требования к системе</text:span></text:p>
      <text:p text:style-name="P22"><text:span text:style-name="T39">ФТ1. Система должна позволять осуществлять следующий набор действий со списками:</text:span></text:p>
      <text:p text:style-name="P23"><text:span text:style-name="T39">ФТ1а. Просмотр списков покупок созданных пользователем</text:span></text:p>
      <text:p text:style-name="P23"><text:span text:style-name="T39">ФТ1б. Добавление нового списка </text:span></text:p>
      <text:p text:style-name="P23"><text:span text:style-name="T39">ФТ1в. Пометка списка как неактуального</text:span></text:p>
      <text:p text:style-name="P23"><text:span text:style-name="T39">ФТ1г. Удаление списка покупок</text:span></text:p>
      <text:p text:style-name="P24"><text:span text:style-name="T39">ФТ2. Система должна позволять осуществлять следующий набор действий со списком:</text:span></text:p>
      <text:p text:style-name="P25"><text:span text:style-name="T39">ФТ1а. Просмотр набора товаров/услуг, созданного пользователем</text:span></text:p>
      <text:p text:style-name="P25"><text:span text:style-name="T39">ФТ1б. Добавление нового товара/услуги</text:span></text:p>
      <text:p text:style-name="P25"><text:span text:style-name="T39">ФТ1в. Просмотр выбранной из списка элемента </text:span></text:p>
      <text:p text:style-name="P25"><text:span text:style-name="T39">ФТ1г. Удаление выбранной из списка записи</text:span></text:p>
      <text:p text:style-name="P25"><text:span text:style-name="T39">ФТ1д. Редактирование элемента</text:span></text:p>
      <text:p text:style-name="P26"><text:span text:style-name="T39">ФТ3. Система должна позволять осуществлять следующий набор действий с пользователями:</text:span></text:p>
      <text:p text:style-name="P27"><text:span text:style-name="T39">ФТ3а. Просмотр списка зарегистрированных пользователей</text:span></text:p>
      <text:p text:style-name="P27"><text:span text:style-name="T39">ФТ3б. Блокировка выбранного из списка пользователя</text:span></text:p>
      <text:p text:style-name="P27"><text:span text:style-name="T39">ФТ3в. Разблокировка выбранного из списка пользователя</text:span></text:p>
      <text:p text:style-name="P28"><text:span text:style-name="T40">Функциональные роли системы</text:span></text:p>
      <text:p text:style-name="P29"><text:span text:style-name="T41">Пользователь<text:s/></text:span><text:span text:style-name="T42">–</text:span><text:span text:style-name="T43"><text:s/></text:span><text:span text:style-name="T44">роль, обладающая правами на исполнение функций ФТ1, ФТ2</text:span></text:p>
      <text:p text:style-name="P29"><text:span text:style-name="T44">Администратор - роль, обладающая правами на исполнение функции ФТ3</text:span></text:p>
      <text:p text:style-name="P30"><text:span text:style-name="T45">Сроки исполнения</text:span></text:p>
      <text:p text:style-name="P31"><text:span text:style-name="T46">5<text:s/></text:span><text:span text:style-name="T47">календарных недель</text:span></text:p>
      <text:p text:style-name="P32"><text:span text:style-name="T48">План-график реализации системы</text:span></text:p>
      <text:p text:style-name="P33"><text:span text:style-name="T49">План-график реализации системы обозначен в таблице 1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35"><text:span text:style-name="T51">Наименование релиза</text:span><text:span text:style-name="T52"/></text:p>
          </table:table-cell>
          <table:table-cell table:style-name="TableCell020001">
            <text:p text:style-name="P35"><text:span text:style-name="T53">Длительность</text:span><text:span text:style-name="T54"/></text:p>
          </table:table-cell>
          <table:table-cell table:style-name="TableCell020002">
            <text:p text:style-name="P35"><text:span text:style-name="T55">Состав</text:span><text:span text:style-name="T56"/></text:p>
          </table:table-cell>
        </table:table-row>
        <table:table-row table:style-name="TableRow0201">
          <table:table-cell table:style-name="TableCell020100">
            <text:p text:style-name="P37"><text:span text:style-name="T57">0.0.0</text:span><text:span text:style-name="T58"/></text:p>
          </table:table-cell>
          <table:table-cell table:style-name="TableCell020101">
            <text:p text:style-name="P37"><text:span text:style-name="T59">1<text:s/></text:span><text:span text:style-name="T60">неделя</text:span><text:span text:style-name="T61"/></text:p>
          </table:table-cell>
          <table:table-cell table:style-name="TableCell020102">
            <text:p text:style-name="P37"><text:span text:style-name="T62">Архитектура решения</text:span><text:span text:style-name="T63"/></text:p>
          </table:table-cell>
        </table:table-row>
        <table:table-row table:style-name="TableRow0202">
          <table:table-cell table:style-name="TableCell020200">
            <text:p text:style-name="P39"><text:span text:style-name="T64">0.0.1</text:span><text:span text:style-name="T65"/></text:p>
          </table:table-cell>
          <table:table-cell table:style-name="TableCell020201">
            <text:p text:style-name="P39"><text:span text:style-name="T66">1<text:s/></text:span><text:span text:style-name="T67">неделя<text:s/></text:span><text:span text:style-name="T68"/></text:p>
          </table:table-cell>
          <table:table-cell table:style-name="TableCell020202">
            <text:p text:style-name="P39"><text:span text:style-name="T69">ФТ3, ФТ1, доработка по замечаниям</text:span><text:span text:style-name="T70"/></text:p>
          </table:table-cell>
        </table:table-row>
        <table:table-row table:style-name="TableRow0203">
          <table:table-cell table:style-name="TableCell020300">
            <text:p text:style-name="P41"><text:span text:style-name="T71">0.0.2</text:span><text:span text:style-name="T72"/></text:p>
          </table:table-cell>
          <table:table-cell table:style-name="TableCell020301">
            <text:p text:style-name="P41"><text:span text:style-name="T73">1<text:s/></text:span><text:span text:style-name="T74">неделя</text:span><text:span text:style-name="T75"/></text:p>
          </table:table-cell>
          <table:table-cell table:style-name="TableCell020302">
            <text:p text:style-name="P41"><text:span text:style-name="T76">ФТ2, доработка по замечаниям</text:span><text:span text:style-name="T77"/></text:p>
          </table:table-cell>
        </table:table-row>
        <table:table-row table:style-name="TableRow0204">
          <table:table-cell table:style-name="TableCell020400">
            <text:p text:style-name="P43"><text:span text:style-name="T78">0.0.3</text:span><text:span text:style-name="T79"/></text:p>
          </table:table-cell>
          <table:table-cell table:style-name="TableCell020401">
            <text:p text:style-name="P43"><text:span text:style-name="T80">1<text:s/></text:span><text:span text:style-name="T81">неделя</text:span><text:span text:style-name="T82"/></text:p>
          </table:table-cell>
          <table:table-cell table:style-name="TableCell020402">
            <text:p text:style-name="P43"><text:span text:style-name="T83">Restfull</text:span><text:span text:style-name="T84">сервисы, доработка по замечаниям</text:span><text:span text:style-name="T85"/></text:p>
          </table:table-cell>
        </table:table-row>
        <table:table-row table:style-name="TableRow0205">
          <table:table-cell table:style-name="TableCell020500">
            <text:p text:style-name="P45"><text:span text:style-name="T86">0.0.4</text:span><text:span text:style-name="T87"/></text:p>
          </table:table-cell>
          <table:table-cell table:style-name="TableCell020501">
            <text:p text:style-name="P45"><text:span text:style-name="T88">1<text:s/></text:span><text:span text:style-name="T89">неделя</text:span><text:span text:style-name="T90"/></text:p>
          </table:table-cell>
          <table:table-cell table:style-name="TableCell020502">
            <text:p text:style-name="P45"><text:span text:style-name="T91">Доработка по замечаниям, отладка, приёмка</text:span><text:span text:style-name="T92"/></text:p>
          </table:table-cell>
        </table:table-row>
      </table:table>
      <text:p text:style-name="P47"><text:span text:style-name="T92"/></text:p>
      <text:p text:style-name="P48"><text:span text:style-name="T93">Допущения и ограничения</text:span></text:p>
      <text:list text:style-name="L49">
        <text:list-item>
          <text:p text:style-name="P49"><text:span text:style-name="T94">Требования к эстетическому виду и эргономичности пользовательского интерфейса не выдвигаются</text:span></text:p>
        </text:list-item>
        <text:list-item>
          <text:p text:style-name="P49"><text:span text:style-name="T94">Весь функционал должен разрабатываться и разворачиваться с помощью следующего стека технологий:</text:span></text:p>
        </text:list-item>
        <text:list-item>
          <text:p text:style-name="P49"><text:span text:style-name="T95">Java se</text:span></text:p>
        </text:list-item>
        <text:list-item>
          <text:p text:style-name="P49"><text:span text:style-name="T95">Servlet API</text:span></text:p>
        </text:list-item>
        <text:list-item>
          <text:p text:style-name="P49"><text:span text:style-name="T95">JSP</text:span></text:p>
        </text:list-item>
        <text:list-item>
          <text:p text:style-name="P49"><text:span text:style-name="T95">JDBC</text:span></text:p>
        </text:list-item>
        <text:list-item>
          <text:p text:style-name="P49"><text:span text:style-name="T95">Tomcat (as a servlet container)</text:span></text:p>
        </text:list-item>
        <text:list-item>
          <text:p text:style-name="P49"><text:span text:style-name="T95">PostgreSQL</text:span></text:p>
        </text:list-item>
        <text:list-item>
          <text:p text:style-name="P49"><text:span text:style-name="T95">SLF4J</text:span></text:p>
        </text:list-item>
        <text:list-item>
          <text:p text:style-name="P49"><text:span text:style-name="T95">JUnit4</text:span></text:p>
        </text:list-item>
      </text:list>
      <text:p text:style-name="P50"><text:span text:style-name="T9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